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21" style:family="paragraph" style:parent-style-name="Standard" style:list-style-name="WWNum20">
      <style:paragraph-properties fo:margin-left="0.3228in" fo:margin-right="0in" fo:margin-top="0in" fo:margin-bottom="0.0835in" loext:contextual-spacing="false" fo:line-height="114%" fo:text-indent="-0.25in" style:auto-text-indent="false" fo:padding="0in" fo:border="none"/>
    </style:style>
    <style:style style:name="P22" style:family="paragraph" style:parent-style-name="Standard" style:list-style-name="WWNum21">
      <style:paragraph-properties fo:margin-left="0.3228in" fo:margin-right="0in" fo:margin-top="0in" fo:margin-bottom="0.0835in" loext:contextual-spacing="false" fo:line-height="114%" fo:text-indent="-0.25in" style:auto-text-indent="false" fo:padding="0in" fo:border="none"/>
    </style:style>
    <style:style style:name="P23" style:family="paragraph" style:parent-style-name="Standard" style:list-style-name="WWNum22">
      <style:paragraph-properties fo:margin-left="0.3228in" fo:margin-right="0in" fo:margin-top="0in" fo:margin-bottom="0.0835in" loext:contextual-spacing="false" fo:line-height="114%" fo:text-indent="-0.25in" style:auto-text-indent="false" fo:padding="0in" fo:border="none"/>
    </style:style>
    <style:style style:name="P24"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25"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26"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27"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28"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29"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30"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31"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32"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3"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4" style:family="paragraph" style:parent-style-name="Standard" style:list-style-name="WWNum16">
      <style:paragraph-properties fo:margin-left="0.6043in" fo:margin-right="0in" fo:margin-top="0in" fo:margin-bottom="0in" loext:contextual-spacing="false" fo:line-height="114%" fo:text-indent="-0.25in" style:auto-text-indent="false" fo:padding="0in" fo:border="none"/>
    </style:style>
    <style:style style:name="P35" style:family="paragraph" style:parent-style-name="Standard" style:list-style-name="WWNum16">
      <style:paragraph-properties fo:margin-left="0.6043in" fo:margin-right="0in" fo:margin-top="0in" fo:margin-bottom="0in" loext:contextual-spacing="false" fo:line-height="114%" fo:text-indent="-0.25in" style:auto-text-indent="false" fo:padding="0in" fo:border="none"/>
    </style:style>
    <style:style style:name="P36" style:family="paragraph" style:parent-style-name="Standard" style:list-style-name="WWNum17">
      <style:paragraph-properties fo:margin-left="0.6043in" fo:margin-right="0in" fo:margin-top="0in" fo:margin-bottom="0in" loext:contextual-spacing="false" fo:line-height="114%" fo:text-indent="-0.25in" style:auto-text-indent="false" fo:padding="0in" fo:border="none"/>
    </style:style>
    <style:style style:name="P37"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38"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39"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40"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41"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42"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43" style:family="paragraph" style:parent-style-name="Standard" style:list-style-name="WWNum8">
      <style:paragraph-properties fo:margin-left="0.6043in" fo:margin-right="0in" fo:margin-top="0in" fo:margin-bottom="0in" loext:contextual-spacing="false" fo:line-height="114%" fo:text-indent="-0.25in" style:auto-text-indent="false" fo:padding="0in" fo:border="none"/>
    </style:style>
    <style:style style:name="P44" style:family="paragraph" style:parent-style-name="Standard" style:list-style-name="WWNum13">
      <style:paragraph-properties fo:margin-left="0.6043in" fo:margin-right="0in" fo:margin-top="0in" fo:margin-bottom="0.0835in" loext:contextual-spacing="false" fo:line-height="114%" fo:text-indent="-0.25in" style:auto-text-indent="false" fo:padding="0in" fo:border="none"/>
    </style:style>
    <style:style style:name="P45" style:family="paragraph" style:parent-style-name="Standard" style:list-style-name="WWNum17">
      <style:paragraph-properties fo:margin-left="0.6043in" fo:margin-right="0in" fo:margin-top="0in" fo:margin-bottom="0.0835in" loext:contextual-spacing="false" fo:line-height="114%" fo:text-indent="-0.25in" style:auto-text-indent="false" fo:padding="0in" fo:border="none"/>
    </style:style>
    <style:style style:name="P46" style:family="paragraph" style:parent-style-name="Standard" style:list-style-name="WWNum8">
      <style:paragraph-properties fo:margin-left="0.6043in" fo:margin-right="0in" fo:margin-top="0in" fo:margin-bottom="0.0835in" loext:contextual-spacing="false" fo:line-height="114%" fo:text-indent="-0.25in" style:auto-text-indent="false" fo:padding="0in" fo:border="none"/>
    </style:style>
    <style:style style:name="P47"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48"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49" style:family="paragraph" style:parent-style-name="Standard" style:list-style-name="WWNum2">
      <style:paragraph-properties fo:margin-left="0.3335in" fo:margin-right="0in" fo:margin-top="0in" fo:margin-bottom="0.0835in" loext:contextual-spacing="false" fo:line-height="114%" fo:text-indent="-0.25in" style:auto-text-indent="false" fo:padding="0in" fo:border="none"/>
    </style:style>
    <style:style style:name="P50" style:family="paragraph" style:parent-style-name="Heading_20_2">
      <style:paragraph-properties fo:margin-top="0in" fo:margin-bottom="0.0835in" loext:contextual-spacing="false" fo:line-height="114%" fo:padding="0in" fo:border="none"/>
    </style:style>
    <style:style style:name="P51" style:family="paragraph" style:parent-style-name="Heading_20_1" style:master-page-name="Standard">
      <style:paragraph-properties fo:margin-top="0in" fo:margin-bottom="0.0835in" loext:contextual-spacing="false" fo:line-height="114%" style:page-number="1" fo:padding="0in" fo:border="none"/>
    </style:style>
    <style:style style:name="P52" style:family="paragraph" style:parent-style-name="Heading_20_3">
      <style:paragraph-properties fo:margin-top="0in" fo:margin-bottom="0.0835in" loext:contextual-spacing="false" fo:line-height="114%" fo:padding="0in" fo:border="none"/>
    </style:style>
    <style:style style:name="P53" style:family="paragraph" style:parent-style-name="Heading_20_3">
      <style:paragraph-properties fo:margin-top="0.0835in" fo:margin-bottom="0.0835in" loext:contextual-spacing="false" fo:line-height="114%" fo:padding="0in" fo:border="none"/>
    </style:style>
    <style:style style:name="P54" style:family="paragraph" style:parent-style-name="Heading_20_4">
      <style:paragraph-properties fo:margin-top="0in" fo:margin-bottom="0.0835in" loext:contextual-spacing="false" fo:line-height="114%" fo:padding="0in" fo:border="none"/>
    </style:style>
    <style:style style:name="P55" style:family="paragraph" style:parent-style-name="Heading_20_4">
      <style:paragraph-properties fo:margin-top="0.0835in" fo:margin-bottom="0.0835in" loext:contextual-spacing="false" fo:line-height="114%" fo:padding="0in" fo:border="none"/>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Document de travail TRACE (11/09/26)</text:span></text:p>
      <text:p text:style-name="P50"><text:span text:style-name="T1">Projet TRACE (Traçabilité, Réemploi et Affectation Circulaire des Équipements)</text:span></text:p>
      <text:p text:style-name="P52"><text:span text:style-name="T1">1. CONTEXTE ET OBJECTIFS</text:span></text:p>
      <text:p text:style-name="P1"><text:span text:style-name="T2">Commanditaire :</text:span><text:span text:style-name="T1"> Direction Générale des Finances Publiques (DGFIP) - Division Éco-responsabilité.</text:span></text:p>
      <text:p text:style-name="P1"><text:span text:style-name="T2">Nom de l'application :</text:span><text:span text:style-name="T1"> TRACE.</text:span></text:p>
      <text:p text:style-name="P1"><text:span text:style-name="T2">Objectif principal :</text:span><text:span text:style-name="T1"> Pourvoir une application web permettant d'inventorier, de suivre et de favoriser le réemploi du parc mobilier de la DGFIP. L'outil doit permettre de générer et d'imprimer des étiquettes QR Code pour chaque équipement et de standardiser la description du matériel via un catalogue national.</text:span></text:p>
      <text:p text:style-name="P52"><text:span text:style-name="T1">2. ACTEURS ET PROFILS UTILISATEURS</text:span></text:p>
      <text:p text:style-name="P2"><text:span text:style-name="T1">L'application distingue deux niveaux d'habilitations :</text:span></text:p>
      <text:list xml:id="list3829406625" text:style-name="WWNum1">
        <text:list-item>
          <text:p text:style-name="P3"><text:span text:style-name="T2">Agent :</text:span><text:span text:style-name="T1"> Peut consulter le catalogue, ajouter, modifier, rechercher et mettre au rebut/en réemploi des mobiliers. Peut imprimer des étiquettes.</text:span></text:p>
        </text:list-item>
        <text:list-item>
          <text:p text:style-name="P18"><text:span text:style-name="T2">Administrateur :</text:span><text:span text:style-name="T1"> Possède les droits de l'agent + accès au panneau d'administration pour créer, supprimer et réinitialiser les mots de passe des autres utilisateurs.</text:span></text:p>
        </text:list-item>
      </text:list>
      <text:p text:style-name="P53"><text:span text:style-name="T1">3. PÉRIMÈTRE FONCTIONNEL</text:span></text:p>
      <text:p text:style-name="P1"><text:span text:style-name="T1">L'application est une SPA (Single Page Application) divisée en trois modules principaux.</text:span></text:p>
      <text:p text:style-name="P54"><text:span text:style-name="T1">3.1. Module "Gestion du Mobilier" (Inventaire)</text:span></text:p>
      <text:list xml:id="list2029005407" text:style-name="WWNum9">
        <text:list-item>
          <text:p text:style-name="P4"><text:span text:style-name="T2">Affichage et Recherche :</text:span></text:p>
        </text:list-item>
      </text:list>
      <text:list xml:id="list3784932957" text:style-name="WWNum10">
        <text:list-item>
          <text:list>
            <text:list-item>
              <text:p text:style-name="P25"><text:span text:style-name="T1">Liste paginée des équipements avec tri par colonnes (ID, Modèle, Affectation, Statut).</text:span></text:p>
            </text:list-item>
            <text:list-item>
              <text:p text:style-name="P25"><text:span text:style-name="T1">Moteur de recherche global textuel (recherche multi-critères incluant les métadonnées JSON).</text:span></text:p>
            </text:list-item>
            <text:list-item>
              <text:p text:style-name="P25"><text:span text:style-name="T1">Filtres croisés : par modèle (gabarit), par unité d'affectation (UA/Code SAGES), par statut.</text:span></text:p>
            </text:list-item>
          </text:list>
        </text:list-item>
      </text:list>
      <text:list xml:id="list164825906386649" text:continue-list="list2029005407" text:style-name="WWNum9">
        <text:list-item>
          <text:p text:style-name="P4"><text:span text:style-name="T2">Création et Modification d'équipements :</text:span></text:p>
        </text:list-item>
      </text:list>
      <text:list xml:id="list3615585932" text:style-name="WWNum11">
        <text:list-item>
          <text:list>
            <text:list-item>
              <text:p text:style-name="P27"><text:span text:style-name="T1">Création unitaire ou </text:span><text:span text:style-name="T2">par lot</text:span><text:span text:style-name="T1"> (bulk insert) pour gagner du temps lors de l'arrivée de grosses commandes.</text:span></text:p>
            </text:list-item>
            <text:list-item>
              <text:p text:style-name="P27"><text:span text:style-name="T1">Génération automatique d'un identifiant métier séquentiel (ex: MOB-000123).</text:span></text:p>
            </text:list-item>
            <text:list-item>
              <text:p text:style-name="P27"><text:span text:style-name="T2">Réaffectation à la volée (Mode Scan) :</text:span><text:span text:style-name="T1"> Interface dédiée permettant de définir un contexte cible (Service, Lieu, Statut) et d'utiliser une douchette QR code pour réaffecter les équipements en série.</text:span></text:p>
            </text:list-item>
          </text:list>
        </text:list-item>
      </text:list>
      <text:list xml:id="list164825844468927" text:continue-list="list164825906386649" text:style-name="WWNum9">
        <text:list-item>
          <text:p text:style-name="P4"><text:span text:style-name="T2">Cycle de vie et Statuts :</text:span></text:p>
        </text:list-item>
      </text:list>
      <text:list xml:id="list861768007" text:style-name="WWNum12">
        <text:list-item>
          <text:list>
            <text:list-item>
              <text:p text:style-name="P29"><text:span text:style-name="T1">Suivi via 4 statuts : En service, Disponible réemploi, En maintenance, Au rebut.</text:span></text:p>
            </text:list-item>
          </text:list>
        </text:list-item>
      </text:list>
      <text:list xml:id="list164825978854961" text:continue-list="list164825844468927" text:style-name="WWNum9">
        <text:list-item>
          <text:p text:style-name="P4"><text:span text:style-name="T2">Étiquetage (QR Codes) :</text:span></text:p>
        </text:list-item>
      </text:list>
      <text:list xml:id="list2371852538" text:style-name="WWNum13">
        <text:list-item>
          <text:list>
            <text:list-item>
              <text:p text:style-name="P30"><text:span text:style-name="T1">Génération dynamique de QR codes basés sur l'ID métier.</text:span></text:p>
            </text:list-item>
            <text:list-item>
              <text:p text:style-name="P30"><text:soft-page-break/><text:span text:style-name="T1">Impression unitaire depuis la fiche équipement.</text:span></text:p>
            </text:list-item>
            <text:list-item>
              <text:p text:style-name="P30"><text:span text:style-name="T1">Impression par lot (sélection multiple dans le tableau) avec un formatage CSS spécifique adapté aux imprimantes d'étiquettes.</text:span></text:p>
            </text:list-item>
            <text:list-item>
              <text:p text:style-name="P44"><text:span text:style-name="T2">Édition de planches A4 (PDF) :</text:span><text:span text:style-name="T1"> Menu autonome dédié à l'édition d'étiquettes. L'utilisateur peut générer une série d'étiquettes en spécifiant une plage de numéros et en sélectionnant le gabarit d'impression (3x8, 2x7, 4x10). Le document PDF est généré côté client.</text:span></text:p>
            </text:list-item>
          </text:list>
        </text:list-item>
      </text:list>
      <text:p text:style-name="P55"><text:span text:style-name="T1">3.2. Module "Catalogue National" (Gabarits)</text:span></text:p>
      <text:p text:style-name="P2"><text:span text:style-name="T1">Ce module centralise les modèles de référence. Toute création doit se conformer à la </text:span><text:span text:style-name="T2">Charte de Nommage TRACE</text:span><text:span text:style-name="T1"> :</text:span></text:p>
      <text:list xml:id="list2869450032" text:style-name="WWNum14">
        <text:list-item>
          <text:p text:style-name="P6"><text:span text:style-name="T2">Référence Catalogue (Format [CAT]-[NNN]) :</text:span></text:p>
        </text:list-item>
      </text:list>
      <text:list xml:id="list1841187741" text:style-name="WWNum15">
        <text:list-item>
          <text:list>
            <text:list-item>
              <text:p text:style-name="P32"><text:span text:style-name="T1">Identifiant unique court (ex: BUR-001, ASS-042).</text:span></text:p>
            </text:list-item>
            <text:list-item>
              <text:p text:style-name="P32"><text:span text:style-name="T1">Préfixes : BUR (Bureau), ASS (Assise), RAN (Rangement), AUT (Autre).</text:span></text:p>
            </text:list-item>
          </text:list>
        </text:list-item>
      </text:list>
      <text:list xml:id="list164826873371075" text:continue-list="list2869450032" text:style-name="WWNum14">
        <text:list-item>
          <text:p text:style-name="P6"><text:span text:style-name="T2">Nom Descriptif :</text:span></text:p>
        </text:list-item>
      </text:list>
      <text:list xml:id="list16780531" text:style-name="WWNum16">
        <text:list-item>
          <text:list>
            <text:list-item>
              <text:p text:style-name="P34"><text:span text:style-name="T1">Format : [Type générique] [Fonction/Forme] [Détail distinctif].</text:span></text:p>
            </text:list-item>
            <text:list-item>
              <text:p text:style-name="P34"><text:span text:style-name="T1">Exemple : Bureau assis-debout électrique.</text:span></text:p>
            </text:list-item>
          </text:list>
        </text:list-item>
      </text:list>
      <text:list xml:id="list164826156309895" text:continue-list="list164826873371075" text:style-name="WWNum14">
        <text:list-item>
          <text:p text:style-name="P6"><text:span text:style-name="T2">Caractéristiques Techniques (JSON) :</text:span></text:p>
        </text:list-item>
      </text:list>
      <text:list xml:id="list2013722101" text:style-name="WWNum17">
        <text:list-item>
          <text:list>
            <text:list-item>
              <text:p text:style-name="P36"><text:span text:style-name="T2">Clés :</text:span><text:span text:style-name="T1"> Format snake_case (ex: hauteur_cm).</text:span></text:p>
            </text:list-item>
            <text:list-item>
              <text:p text:style-name="P45"><text:span text:style-name="T2">Champs obligatoires :</text:span><text:span text:style-name="T1"> reference_marche, reference_ugap, annee_acquisition.</text:span></text:p>
            </text:list-item>
          </text:list>
        </text:list-item>
      </text:list>
      <text:p text:style-name="P55"><text:span text:style-name="T1">3.3. Module "Administration"</text:span></text:p>
      <text:list xml:id="list3433698213" text:style-name="WWNum18">
        <text:list-item>
          <text:p text:style-name="P8"><text:span text:style-name="T1">Gestion CRUD des comptes utilisateurs.</text:span></text:p>
        </text:list-item>
        <text:list-item>
          <text:p text:style-name="P8"><text:span text:style-name="T1">Attribution des rôles (Agent / Administrateur).</text:span></text:p>
        </text:list-item>
        <text:list-item>
          <text:p text:style-name="P8"><text:span text:style-name="T1">Fonctionnalité de réinitialisation de mot de passe par l'administrateur.</text:span></text:p>
        </text:list-item>
        <text:list-item>
          <text:p text:style-name="P19"><text:span text:style-name="T2">Journalisation :</text:span><text:span text:style-name="T1"> Consultation des logs d'activité (Audit Trail) permettant de tracer les actions critiques sur l'inventaire.</text:span></text:p>
        </text:list-item>
      </text:list>
      <text:p text:style-name="P53"><text:span text:style-name="T1">4. EXIGENCES TECHNIQUES ET ARCHITECTURE</text:span></text:p>
      <text:list xml:id="list419206307" text:style-name="WWNum19">
        <text:list-item>
          <text:p text:style-name="P10"><text:span text:style-name="T2">Architecture :</text:span><text:span text:style-name="T1"> "Backend-less" via PostgREST (exposition directe de PostgreSQL en API REST).</text:span></text:p>
        </text:list-item>
        <text:list-item>
          <text:p text:style-name="P10"><text:span text:style-name="T2">Serveur Web :</text:span><text:span text:style-name="T1"> Nginx (Reverse Proxy + SSL).</text:span></text:p>
        </text:list-item>
        <text:list-item>
          <text:p text:style-name="P10"><text:span text:style-name="T2">Base de données :</text:span><text:span text:style-name="T1"> PostgreSQL (PL/pgSQL pour la logique métier, pgcrypto pour la sécurité).</text:span></text:p>
        </text:list-item>
        <text:list-item>
          <text:p text:style-name="P10"><text:span text:style-name="T2">Frontend :</text:span><text:span text:style-name="T1"> Vanilla JavaScript (ES6+), DSFR v1.14.3.</text:span></text:p>
        </text:list-item>
        <text:list-item>
          <text:p text:style-name="P20"><text:span text:style-name="T2">Bibliothèques :</text:span><text:span text:style-name="T1"> qrcode.min.js, jspdf.</text:span></text:p>
        </text:list-item>
      </text:list>
      <text:p text:style-name="P53"><text:span text:style-name="T1">5. MODÈLE DE DONNÉES (Simplifié)</text:span></text:p>
      <text:p text:style-name="P2"><text:soft-page-break/><text:span text:style-name="T1">Le schéma se concentre sur l'affectation directe :</text:span></text:p>
      <text:list xml:id="list2807802033" text:style-name="WWNum20">
        <text:list-item>
          <text:p text:style-name="P12"><text:span text:style-name="T2">structures :</text:span><text:span text:style-name="T1"> Liste des unités administratives (Code SAGES / Libellé).</text:span></text:p>
        </text:list-item>
        <text:list-item>
          <text:p text:style-name="P12"><text:span text:style-name="T2">lieux :</text:span><text:span text:style-name="T1"> Référentiel géographique hiérarchique (Bâtiment &gt; Étage &gt; Bureau).</text:span></text:p>
        </text:list-item>
        <text:list-item>
          <text:p text:style-name="P12"><text:span text:style-name="T2">gabarits :</text:span><text:span text:style-name="T1"> Catalogue des modèles avec métadonnées techniques en JSONB.</text:span></text:p>
        </text:list-item>
        <text:list-item>
          <text:p text:style-name="P12"><text:span text:style-name="T2">mobiliers :</text:span><text:span text:style-name="T1"> Table centrale de l'inventaire. Lie chaque meuble à un gabarit, un service (structure) et un lieu physique.</text:span></text:p>
        </text:list-item>
        <text:list-item>
          <text:p text:style-name="P12"><text:span text:style-name="T2">utilisateurs :</text:span><text:span text:style-name="T1"> Gestion des accès et des rôles.</text:span></text:p>
        </text:list-item>
        <text:list-item>
          <text:p text:style-name="P21"><text:span text:style-name="T2">logs_activite (Nouveau) :</text:span><text:span text:style-name="T1"> Table stockant l'historique des actions (Utilisateur, Action, ID Objet, Date/Heure).</text:span></text:p>
        </text:list-item>
      </text:list>
      <text:p text:style-name="P53"><text:span text:style-name="T1">6. SÉCURITÉ</text:span></text:p>
      <text:list xml:id="list1854640224" text:style-name="WWNum21">
        <text:list-item>
          <text:p text:style-name="P14"><text:span text:style-name="T2">Auth :</text:span><text:span text:style-name="T1"> JWT (HS256) stocké en session.</text:span></text:p>
        </text:list-item>
        <text:list-item>
          <text:p text:style-name="P22"><text:span text:style-name="T2">RBAC :</text:span><text:span text:style-name="T1"> Rôles agent et administrateur.</text:span></text:p>
        </text:list-item>
      </text:list>
      <text:p text:style-name="P53"><text:span text:style-name="T1">7. ANALYSE DE SÉCURITÉ ET VULNÉRABILITÉS</text:span></text:p>
      <text:list xml:id="list3131762344" text:style-name="WWNum22">
        <text:list-item>
          <text:p text:style-name="P23"><text:span text:style-name="T2">Failles identifiées :</text:span><text:span text:style-name="T1"> XSS DOM-based, Sur-permissions SQL, JWT accessible via JS, Mots de passe prédictibles, SSL auto-signé.</text:span></text:p>
        </text:list-item>
      </text:list>
      <text:p text:style-name="P53"><text:span text:style-name="T1">8. PLAN DE REMÉDIATION</text:span></text:p>
      <text:list xml:id="list399682895" text:style-name="WWNum2">
        <text:list-item>
          <text:p text:style-name="P47"><text:span text:style-name="T2">RLS (Row-Level Security) :</text:span><text:span text:style-name="T1"> Verrouillage granulaire au niveau PostgreSQL.</text:span></text:p>
        </text:list-item>
        <text:list-item>
          <text:p text:style-name="P47"><text:span text:style-name="T2">Sanitisation :</text:span><text:span text:style-name="T1"> Utilisation de textContent ou DOMPurify.</text:span></text:p>
        </text:list-item>
        <text:list-item>
          <text:p text:style-name="P47"><text:span text:style-name="T2">Cookies HttpOnly :</text:span><text:span text:style-name="T1"> Sécurisation du transport du JWT.</text:span></text:p>
        </text:list-item>
        <text:list-item>
          <text:p text:style-name="P47"><text:span text:style-name="T2">Backend Password Logic :</text:span><text:span text:style-name="T1"> Migration de la sécurité vers PL/pgSQL.</text:span></text:p>
        </text:list-item>
        <text:list-item>
          <text:p text:style-name="P49"><text:span text:style-name="T2">Certificats Valides :</text:span><text:span text:style-name="T1"> Utilisation d'une autorité reconnue.</text:span></text:p>
        </text:list-item>
      </text:list>
      <text:p text:style-name="P53"><text:span text:style-name="T1">9. ACTIONS DE MAINTENANCE TECHNIQUE</text:span></text:p>
      <text:list xml:id="list3883922661" text:style-name="WWNum3">
        <text:list-item>
          <text:p text:style-name="P15"><text:span text:style-name="T2">Simplification du Schéma :</text:span><text:span text:style-name="T1"> Supprimer la table occupation_locaux du script de déploiement instrace.sh (DDL et commande \copy).</text:span></text:p>
        </text:list-item>
        <text:list-item>
          <text:p text:style-name="P24"><text:span text:style-name="T2">Nettoyage des Assets :</text:span><text:span text:style-name="T1"> Supprimer le fichier occupation_locaux.csv des ressources de déploiement.</text:span></text:p>
        </text:list-item>
      </text:list>
      <text:p text:style-name="P53"><text:span text:style-name="T1">10. TODO LIST / PROCHAINES ÉTAPES</text:span></text:p>
      <text:list xml:id="list1157919041" text:style-name="WWNum4">
        <text:list-item>
          <text:p text:style-name="P16"><text:span text:style-name="T1">[ ] </text:span><text:span text:style-name="T2">Gestion des étiquettes :</text:span><text:span text:style-name="T1"> Prévoir le développement d'un module ou d'une interface pour paramétrer et gérer les formats d'étiquettes (dimensions, marges, références de planches A4 supplémentaires, etc.).</text:span></text:p>
        </text:list-item>
        <text:list-item>
          <text:p text:style-name="P16"><text:span text:style-name="T1">[ ] </text:span><text:span text:style-name="T2">Mise au rebut et Sortie d'Inventaire :</text:span></text:p>
        </text:list-item>
      </text:list>
      <text:list xml:id="list4114182635" text:style-name="WWNum5">
        <text:list-item>
          <text:list>
            <text:list-item>
              <text:p text:style-name="P37"><text:span text:style-name="T1">Développement d'une fonction de sélection d'équipements pour mise au rebut groupée.</text:span></text:p>
            </text:list-item>
            <text:list-item>
              <text:p text:style-name="P37"><text:span text:style-name="T1">Suppression (ou archivage) des données de la base de données active pour ces équipements.</text:span></text:p>
            </text:list-item>
            <text:list-item>
              <text:p text:style-name="P37"><text:soft-page-break/><text:span text:style-name="T2">Génération de PV de remise :</text:span><text:span text:style-name="T1"> Production automatique d'un document PDF de décharge pour un déchetteur professionnel.</text:span></text:p>
            </text:list-item>
          </text:list>
        </text:list-item>
      </text:list>
      <text:list xml:id="list164827275487479" text:continue-list="list1157919041" text:style-name="WWNum4">
        <text:list-item>
          <text:p text:style-name="P16"><text:span text:style-name="T1">[ ] </text:span><text:span text:style-name="T2">Sauvegarde et Restauration (Dump BDD) :</text:span></text:p>
        </text:list-item>
      </text:list>
      <text:list xml:id="list152898062" text:style-name="WWNum6">
        <text:list-item>
          <text:list>
            <text:list-item>
              <text:p text:style-name="P39"><text:span text:style-name="T1">Mise en place d'un système de dump quotidien de la BDD PostgreSQL vers un dossier distant (NFS).</text:span></text:p>
            </text:list-item>
            <text:list-item>
              <text:p text:style-name="P39"><text:span text:style-name="T1">Automatisation via cron (crontab de root).</text:span></text:p>
            </text:list-item>
            <text:list-item>
              <text:p text:style-name="P39"><text:span text:style-name="T2">Politique de rétention :</text:span><text:span text:style-name="T1"> Suppression automatique des dumps de plus de 90 jours via tâche cron sur le serveur de stockage.</text:span></text:p>
            </text:list-item>
            <text:list-item>
              <text:p text:style-name="P39"><text:span text:style-name="T1">Interface Admin : lister les sauvegardes et déclencher une restauration complète à un instant T.</text:span></text:p>
            </text:list-item>
          </text:list>
        </text:list-item>
      </text:list>
      <text:list xml:id="list164826732821169" text:continue-list="list164827275487479" text:style-name="WWNum4">
        <text:list-item>
          <text:p text:style-name="P16"><text:span text:style-name="T1">[ ] </text:span><text:span text:style-name="T2">Journalisation des activités (Logs) :</text:span></text:p>
        </text:list-item>
      </text:list>
      <text:list xml:id="list3948094631" text:style-name="WWNum7">
        <text:list-item>
          <text:list>
            <text:list-item>
              <text:p text:style-name="P41"><text:span text:style-name="T1">Mise en place d'une table logs_activite et de triggers PostgreSQL pour journaliser automatiquement les créations, modifications et suppressions.</text:span></text:p>
            </text:list-item>
            <text:list-item>
              <text:p text:style-name="P41"><text:span text:style-name="T1">Interface Admin : Vue dédiée pour consulter et filtrer les logs.</text:span></text:p>
            </text:list-item>
            <text:list-item>
              <text:p text:style-name="P41"><text:span text:style-name="T2">Politique de rétention :</text:span><text:span text:style-name="T1"> Purge automatique des logs au-delà de 90 jours.</text:span></text:p>
            </text:list-item>
          </text:list>
        </text:list-item>
      </text:list>
      <text:list xml:id="list164825852884073" text:continue-list="list164826732821169" text:style-name="WWNum4">
        <text:list-item>
          <text:p text:style-name="P16"><text:span text:style-name="T1">[ ] </text:span><text:span text:style-name="T2">Extraction des données (CSV) :</text:span><text:span text:style-name="T1"> * Développement d'un bouton d'exportation CSV dans la vue "Gestion du Mobilier".</text:span></text:p>
        </text:list-item>
      </text:list>
      <text:list xml:id="list3635321393" text:style-name="WWNum8">
        <text:list-item>
          <text:list>
            <text:list-item>
              <text:p text:style-name="P43"><text:span text:style-name="T1">L'export doit respecter les filtres actifs (recherche textuelle, service, lieu, statut) pour permettre des extractions ciblées.</text:span></text:p>
            </text:list-item>
            <text:list-item>
              <text:p text:style-name="P46"><text:span text:style-name="T1">Formatage des données JSON (caractéristiques techniques) pour une lisibilité optimale sous tableur (type Excel ou LibreOffice Cal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0" meta:word-count="1038" meta:character-count="6825" meta:non-whitespace-character-count="5945"/>
    <meta:generator>LibreOfficeDev/6.0.5.2$Linux_X86_64 LibreOffice_project/</meta:generator>
  </office:meta>
</office:document-meta>
</file>